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7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2.6cm" svg:y="1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4cm" svg:y="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6cm" svg:y="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.4cm" svg:y="2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5.2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7.6cm" svg:y="4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6.4cm" svg:y="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6.4cm" svg:y="4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.6cm" svg:y="1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0.4cm" svg:y="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6cm" svg:y="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4cm" svg:y="2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4cm" svg:y="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8cm" svg:y="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6cm" svg:y="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6cm" svg:y="4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cm" svg:y="2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8.4cm" svg:y="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7.2cm" svg:y="2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7.2cm" svg:y="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2cm" svg:y="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cm" svg:y="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2cm" svg:y="2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cm" svg:y="2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4cm" svg:y="6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2cm" svg:y="9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4cm" svg:y="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2cm" svg:y="8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6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cm" svg:y="9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2cm" svg:y="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cm" svg:y="8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3cm" svg:y="11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1cm" svg:y="13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3cm" svg:y="12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1cm" svg:y="12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5cm" svg:y="11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3cm" svg:y="13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5cm" svg:y="12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3cm" svg:y="12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4.6cm" svg:y="15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4cm" svg:y="1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4.6cm" svg:y="16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4cm" svg:y="16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6cm" svg:y="16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4cm" svg:y="19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4.6cm" svg:y="1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4cm" svg:y="1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9.1cm" svg:y="7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5cm" svg:y="8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3cm" svg:y="7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3cm" svg:y="8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9cm" svg:y="7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3cm" svg:y="8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1cm" svg:y="7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9.1cm" svg:y="8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1cm" svg:y="11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5cm" svg:y="12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9.3cm" svg:y="11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9.3cm" svg:y="12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3cm" svg:y="11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7cm" svg:y="12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5cm" svg:y="11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5cm" svg:y="12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9.4cm" svg:y="14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8cm" svg:y="1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0.6cm" svg:y="14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0.6cm" svg:y="1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4cm" svg:y="1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8cm" svg:y="17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6cm" svg:y="1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6cm" svg:y="17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3T23:16:14.786000000</meta:creation-date>
    <dc:date>2019-10-04T17:16:23.846000000</dc:date>
    <meta:editing-duration>PT2H54M16S</meta:editing-duration>
    <meta:editing-cycles>42</meta:editing-cycles>
    <meta:generator>LibreOffice/6.3.1.2$Windows_X86_64 LibreOffice_project/b79626edf0065ac373bd1df5c28bd630b4424273</meta:generator>
    <meta:document-statistic meta:object-count="72"/>
  </office:meta>
</office:document-meta>
</file>